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e-book-maker-test-document"/>E-Book Maker Test Document<text:bookmark-end text:name="e-book-maker-test-document"/></text:h>
      <text:h text:style-name="Heading_20_2" text:outline-level="2"><text:bookmark-start text:name="introduction"/>Introduction<text:bookmark-end text:name="introduction"/></text:h>
      <text:p text:style-name="First_20_paragraph">This is a comprehensive test document for the E-Book Maker system. It will be used to test all conversion formats and features.</text:p>
      <text:h text:style-name="Heading_20_2" text:outline-level="2"><text:bookmark-start text:name="chapter-1-features"/>Chapter 1: Features<text:bookmark-end text:name="chapter-1-features"/></text:h>
      <text:p text:style-name="First_20_paragraph">The E-Book Maker now supports:</text:p>
      <text:list text:style-name="L1">
        <text:list-item>
          <text:p text:style-name="P1"><text:span text:style-name="T1">Universal Input</text:span>: DOCX, EPUB, RTF, LaTeX, ODT, RST, Org-mode</text:p>
        </text:list-item>
        <text:list-item>
          <text:p text:style-name="P1"><text:span text:style-name="T1">Multiple Outputs</text:span>: EPUB, PDF, HTML, DOCX, MD</text:p>
        </text:list-item>
        <text:list-item>
          <text:p text:style-name="P1"><text:span text:style-name="T1">Cover Generation</text:span>: E-book, Paperback, Hardback</text:p>
        </text:list-item>
        <text:list-item>
          <text:p text:style-name="P1"><text:span text:style-name="T1">Watermarking</text:span>: PDF, HTML, DOCX, MD</text:p>
        </text:list-item>
      </text:list>
      <text:h text:style-name="Heading_20_2" text:outline-level="2"><text:bookmark-start text:name="chapter-2-technical-details"/>Chapter 2: Technical Details<text:bookmark-end text:name="chapter-2-technical-details"/></text:h>
      <text:h text:style-name="Heading_20_3" text:outline-level="3"><text:bookmark-start text:name="code-example"/>Code Example<text:bookmark-end text:name="code-example"/></text:h>
      <text:p text:style-name="P2">def convert_document(input_file, output_format):</text:p>
      <text:p text:style-name="P3"><text:s text:c="4"/>converter = EBookConverter()</text:p>
      <text:p text:style-name="P4"><text:s text:c="4"/>return converter.convert([input_file], [output_format])</text:p>
      <text:h text:style-name="Heading_20_3" text:outline-level="3"><text:bookmark-start text:name="table-example"/>Table Example<text:bookmark-end text:name="table-examp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Format</text:p>
            </table:table-cell>
            <table:table-cell table:style-name="TableHeaderRowCell" office:value-type="string">
              <text:p text:style-name="Table_20_Heading">Extension</text:p>
            </table:table-cell>
            <table:table-cell table:style-name="TableHeaderRowCell" office:value-type="string">
              <text:p text:style-name="Table_20_Heading">Support</text:p>
            </table:table-cell>
          </table:table-row>
        </table:table-header-rows>
        <table:table-row>
          <table:table-cell table:style-name="TableRowCell" office:value-type="string">
            <text:p text:style-name="Table_20_Contents">Markdown</text:p>
          </table:table-cell>
          <table:table-cell table:style-name="TableRowCell" office:value-type="string">
            <text:p text:style-name="Table_20_Contents">.md</text:p>
          </table:table-cell>
          <table:table-cell table:style-name="TableRowCell" office:value-type="string">
            <text:p text:style-name="Table_20_Contents">✅</text:p>
          </table:table-cell>
        </table:table-row>
        <table:table-row>
          <table:table-cell table:style-name="TableRowCell" office:value-type="string">
            <text:p text:style-name="Table_20_Contents">Word</text:p>
          </table:table-cell>
          <table:table-cell table:style-name="TableRowCell" office:value-type="string">
            <text:p text:style-name="Table_20_Contents">.docx</text:p>
          </table:table-cell>
          <table:table-cell table:style-name="TableRowCell" office:value-type="string">
            <text:p text:style-name="Table_20_Contents">✅</text:p>
          </table:table-cell>
        </table:table-row>
        <table:table-row>
          <table:table-cell table:style-name="TableRowCell" office:value-type="string">
            <text:p text:style-name="Table_20_Contents">EPUB</text:p>
          </table:table-cell>
          <table:table-cell table:style-name="TableRowCell" office:value-type="string">
            <text:p text:style-name="Table_20_Contents">.epub</text:p>
          </table:table-cell>
          <table:table-cell table:style-name="TableRowCell" office:value-type="string">
            <text:p text:style-name="Table_20_Contents">✅</text:p>
          </table:table-cell>
        </table:table-row>
        <table:table-row>
          <table:table-cell table:style-name="TableRowCell" office:value-type="string">
            <text:p text:style-name="Table_20_Contents">PDF</text:p>
          </table:table-cell>
          <table:table-cell table:style-name="TableRowCell" office:value-type="string">
            <text:p text:style-name="Table_20_Contents">.pdf</text:p>
          </table:table-cell>
          <table:table-cell table:style-name="TableRowCell" office:value-type="string">
            <text:p text:style-name="Table_20_Contents">✅</text:p>
          </table:table-cell>
        </table:table-row>
      </table:table>
      <text:h text:style-name="Heading_20_2" text:outline-level="2"><text:bookmark-start text:name="chapter-3-conclusion"/>Chapter 3: Conclusion<text:bookmark-end text:name="chapter-3-conclusion"/></text:h>
      <text:p text:style-name="First_20_paragraph">This test document demonstrates the comprehensive capabilities of the E-Book Maker system.</text:p>
      <text:p text:style-name="Text_20_body"><text:span text:style-name="T1">Author:</text:span> Test Suite <text:span text:style-name="T1">Date:</text:span> 2025-10-23 <text:span text:style-name="T1">Version:</text:span> 2.0</text:p>
      <text:p text:style-name="Horizontal_20_Line"/>
      <text:p text:style-name="First_20_paragraph"><text:span text:style-name="T2">End of Test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0-23T20:44:43Z</meta:creation-date>
    <dc:date>2025-10-23T20:44:43Z</dc:date>
  </office:meta>
</office:document-meta>
</file>